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eXsE" svg:font-family="eXsE" style:font-pitch="variable"/>
    <style:font-face style:name="essiah" svg:font-family="essiah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3.8167in" table:align="left"/>
    </style:style>
    <style:style style:name="Table2.A" style:family="table-column">
      <style:table-column-properties style:column-width="0.8917in"/>
    </style:style>
    <style:style style:name="Table2.B" style:family="table-column">
      <style:table-column-properties style:column-width="0.6507in"/>
    </style:style>
    <style:style style:name="Table2.C" style:family="table-column">
      <style:table-column-properties style:column-width="0.7403in"/>
    </style:style>
    <style:style style:name="Table2.D" style:family="table-column">
      <style:table-column-properties style:column-width="1.534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" fo:padding="0.0382in" fo:border="0.05pt solid #000000"/>
    </style:style>
    <style:style style:name="Table2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essiah" fo:font-size="14pt" officeooo:rsid="008db3de" officeooo:paragraph-rsid="02c897c2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essiah" fo:font-size="14pt" officeooo:rsid="04bb686b" officeooo:paragraph-rsid="04bb686b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essiah" fo:font-size="14pt" officeooo:rsid="0552d28a" officeooo:paragraph-rsid="0552d28a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essiah" fo:font-size="14pt" officeooo:rsid="05429ecc" officeooo:paragraph-rsid="03f2abca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essiah" fo:font-size="14pt" officeooo:rsid="03f2abca" officeooo:paragraph-rsid="03f2abca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essiah" fo:font-size="14pt" officeooo:rsid="04bc3738" officeooo:paragraph-rsid="04bc3738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8d66f5" officeooo:paragraph-rsid="02c897c2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8d66f5" officeooo:paragraph-rsid="02c897c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8db3de" officeooo:paragraph-rsid="02c897c2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paragraph-rsid="02c897c2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46cd926" officeooo:paragraph-rsid="046cd926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4bb686b" officeooo:paragraph-rsid="04bb686b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8ddc51" officeooo:paragraph-rsid="02c897c2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8e511c" officeooo:paragraph-rsid="02c897c2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4bc3738" officeooo:paragraph-rsid="04bc3738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4bc4059" officeooo:paragraph-rsid="04bc4059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DejaVu Sans" fo:font-size="14pt" officeooo:rsid="01255848" officeooo:paragraph-rsid="056867ab" style:font-size-asian="14pt" style:font-size-complex="14pt"/>
    </style:style>
    <style:style style:name="P18" style:family="paragraph" style:parent-style-name="Heading_20_3">
      <style:text-properties fo:background-color="transparent"/>
    </style:style>
    <style:style style:name="P19" style:family="paragraph" style:parent-style-name="Text_20_body" style:list-style-name="L1">
      <style:text-properties fo:background-color="transparent"/>
    </style:style>
    <style:style style:name="P20" style:family="paragraph" style:parent-style-name="Text_20_body" style:list-style-name="L2">
      <style:text-properties fo:background-color="transparent"/>
    </style:style>
    <style:style style:name="P21" style:family="paragraph" style:parent-style-name="Text_20_body" style:list-style-name="L3">
      <style:text-properties fo:background-color="transparent"/>
    </style:style>
    <style:style style:name="P22" style:family="paragraph" style:parent-style-name="Text_20_body" style:list-style-name="L4">
      <style:text-properties fo:background-color="transparent"/>
    </style:style>
    <style:style style:name="P23" style:family="paragraph" style:parent-style-name="Text_20_body" style:list-style-name="L5">
      <style:text-properties fo:background-color="transparent"/>
    </style:style>
    <style:style style:name="P24" style:family="paragraph" style:parent-style-name="Text_20_body" style:list-style-name="L1">
      <style:paragraph-properties fo:margin-top="0in" fo:margin-bottom="0in" loext:contextual-spacing="false"/>
      <style:text-properties fo:background-color="transparent"/>
    </style:style>
    <style:style style:name="P25" style:family="paragraph" style:parent-style-name="Text_20_body" style:list-style-name="L2">
      <style:paragraph-properties fo:margin-top="0in" fo:margin-bottom="0in" loext:contextual-spacing="false"/>
      <style:text-properties fo:background-color="transparent"/>
    </style:style>
    <style:style style:name="P26" style:family="paragraph" style:parent-style-name="Text_20_body" style:list-style-name="L3">
      <style:paragraph-properties fo:margin-top="0in" fo:margin-bottom="0in" loext:contextual-spacing="false"/>
      <style:text-properties fo:background-color="transparent"/>
    </style:style>
    <style:style style:name="P27" style:family="paragraph" style:parent-style-name="Text_20_body" style:list-style-name="L4">
      <style:paragraph-properties fo:margin-top="0in" fo:margin-bottom="0in" loext:contextual-spacing="false"/>
      <style:text-properties fo:background-color="transparent"/>
    </style:style>
    <style:style style:name="P28" style:family="paragraph" style:parent-style-name="Text_20_body" style:list-style-name="L5">
      <style:paragraph-properties fo:margin-top="0in" fo:margin-bottom="0in" loext:contextual-spacing="false"/>
      <style:text-properties fo:background-color="transparent"/>
    </style:style>
    <style:style style:name="T1" style:family="text">
      <style:text-properties officeooo:rsid="01750d8f"/>
    </style:style>
    <style:style style:name="T2" style:family="text">
      <style:text-properties officeooo:rsid="05429ecc"/>
    </style:style>
    <style:style style:name="T3" style:family="text">
      <style:text-properties officeooo:rsid="029174a9"/>
    </style:style>
    <style:style style:name="T4" style:family="text">
      <style:text-properties officeooo:rsid="04bc3738"/>
    </style:style>
    <style:style style:name="T5" style:family="text">
      <style:text-properties officeooo:rsid="013520c4"/>
    </style:style>
    <style:style style:name="T6" style:family="text">
      <style:text-properties officeooo:rsid="046cd926"/>
    </style:style>
    <style:style style:name="T7" style:family="text">
      <style:text-properties officeooo:rsid="0009b688"/>
    </style:style>
    <style:style style:name="T8" style:family="text">
      <style:text-properties officeooo:rsid="000aaad5"/>
    </style:style>
    <style:style style:name="T9" style:family="text">
      <style:text-properties officeooo:rsid="000b34a5"/>
    </style:style>
    <style:style style:name="T10" style:family="text">
      <style:text-properties officeooo:rsid="000be652"/>
    </style:style>
    <style:style style:name="T11" style:family="text">
      <style:text-properties officeooo:rsid="000d474b"/>
    </style:style>
    <style:style style:name="T12" style:family="text">
      <style:text-properties officeooo:rsid="000d61f9"/>
    </style:style>
    <style:style style:name="T13" style:family="text">
      <style:text-properties officeooo:rsid="000f49d4"/>
    </style:style>
    <style:style style:name="T14" style:family="text">
      <style:text-properties officeooo:rsid="0010928b"/>
    </style:style>
    <style:style style:name="T15" style:family="text">
      <style:text-properties officeooo:rsid="0011a210"/>
    </style:style>
    <style:style style:name="T16" style:family="text">
      <style:text-properties officeooo:rsid="00127550"/>
    </style:style>
    <style:style style:name="T17" style:family="text">
      <style:text-properties officeooo:rsid="0012e0a4"/>
    </style:style>
    <style:style style:name="T18" style:family="text">
      <style:text-properties officeooo:rsid="00130c21"/>
    </style:style>
    <style:style style:name="T19" style:family="text">
      <style:text-properties officeooo:rsid="001372d8"/>
    </style:style>
    <style:style style:name="T20" style:family="text">
      <style:text-properties officeooo:rsid="00145170"/>
    </style:style>
    <style:style style:name="T21" style:family="text">
      <style:text-properties officeooo:rsid="00163e89"/>
    </style:style>
    <style:style style:name="T22" style:family="text">
      <style:text-properties officeooo:rsid="0017c319"/>
    </style:style>
    <style:style style:name="T23" style:family="text">
      <style:text-properties officeooo:rsid="0017eb3f"/>
    </style:style>
    <style:style style:name="T24" style:family="text">
      <style:text-properties officeooo:rsid="0019c17c"/>
    </style:style>
    <style:style style:name="T25" style:family="text">
      <style:text-properties officeooo:rsid="0019d506"/>
    </style:style>
    <style:style style:name="T26" style:family="text">
      <style:text-properties officeooo:rsid="001a508e"/>
    </style:style>
    <style:style style:name="T27" style:family="text">
      <style:text-properties officeooo:rsid="001bb4dd"/>
    </style:style>
    <style:style style:name="T28" style:family="text">
      <style:text-properties officeooo:rsid="001cac25"/>
    </style:style>
    <style:style style:name="T29" style:family="text">
      <style:text-properties officeooo:rsid="001e0cb7"/>
    </style:style>
    <style:style style:name="T30" style:family="text">
      <style:text-properties officeooo:rsid="001e831f"/>
    </style:style>
    <style:style style:name="T31" style:family="text">
      <style:text-properties officeooo:rsid="001f37e5"/>
    </style:style>
    <style:style style:name="T32" style:family="text">
      <style:text-properties officeooo:rsid="001f9a56"/>
    </style:style>
    <style:style style:name="T33" style:family="text">
      <style:text-properties officeooo:rsid="00212ca1"/>
    </style:style>
    <style:style style:name="T34" style:family="text">
      <style:text-properties officeooo:rsid="002181a9"/>
    </style:style>
    <style:style style:name="T35" style:family="text">
      <style:text-properties officeooo:rsid="00224f77"/>
    </style:style>
    <style:style style:name="T36" style:family="text">
      <style:text-properties officeooo:rsid="0023b985"/>
    </style:style>
    <style:style style:name="T37" style:family="text">
      <style:text-properties officeooo:rsid="00253ed2"/>
    </style:style>
    <style:style style:name="T38" style:family="text">
      <style:text-properties officeooo:rsid="00260994"/>
    </style:style>
    <style:style style:name="T39" style:family="text">
      <style:text-properties officeooo:rsid="00277e4f"/>
    </style:style>
    <style:style style:name="T40" style:family="text">
      <style:text-properties officeooo:rsid="00283eb5"/>
    </style:style>
    <style:style style:name="T41" style:family="text">
      <style:text-properties officeooo:rsid="0029bf23"/>
    </style:style>
    <style:style style:name="T42" style:family="text">
      <style:text-properties officeooo:rsid="002ab46f"/>
    </style:style>
    <style:style style:name="T43" style:family="text">
      <style:text-properties officeooo:rsid="002c4901"/>
    </style:style>
    <style:style style:name="T44" style:family="text">
      <style:text-properties officeooo:rsid="002e438b"/>
    </style:style>
    <style:style style:name="T45" style:family="text">
      <style:text-properties officeooo:rsid="002e9fee"/>
    </style:style>
    <style:style style:name="T46" style:family="text">
      <style:text-properties officeooo:rsid="002f8ed8"/>
    </style:style>
    <style:style style:name="T47" style:family="text">
      <style:text-properties officeooo:rsid="003163d3"/>
    </style:style>
    <style:style style:name="T48" style:family="text">
      <style:text-properties officeooo:rsid="00320210"/>
    </style:style>
    <style:style style:name="T49" style:family="text">
      <style:text-properties officeooo:rsid="00328ef4"/>
    </style:style>
    <style:style style:name="T50" style:family="text">
      <style:text-properties officeooo:rsid="003487a0"/>
    </style:style>
    <style:style style:name="T51" style:family="text">
      <style:text-properties officeooo:rsid="0035d56b"/>
    </style:style>
    <style:style style:name="T52" style:family="text">
      <style:text-properties officeooo:rsid="003695bd"/>
    </style:style>
    <style:style style:name="T53" style:family="text">
      <style:text-properties officeooo:rsid="00372580"/>
    </style:style>
    <style:style style:name="T54" style:family="text">
      <style:text-properties officeooo:rsid="0038ab63"/>
    </style:style>
    <style:style style:name="T55" style:family="text">
      <style:text-properties officeooo:rsid="003a12a6"/>
    </style:style>
    <style:style style:name="T56" style:family="text">
      <style:text-properties officeooo:rsid="003bfb54"/>
    </style:style>
    <style:style style:name="T57" style:family="text">
      <style:text-properties officeooo:rsid="003c5053"/>
    </style:style>
    <style:style style:name="T58" style:family="text">
      <style:text-properties officeooo:rsid="003c6a28"/>
    </style:style>
    <style:style style:name="T59" style:family="text">
      <style:text-properties officeooo:rsid="003d73bc"/>
    </style:style>
    <style:style style:name="T60" style:family="text">
      <style:text-properties officeooo:rsid="003ee49a"/>
    </style:style>
    <style:style style:name="T61" style:family="text">
      <style:text-properties officeooo:rsid="003f5662"/>
    </style:style>
    <style:style style:name="T62" style:family="text">
      <style:text-properties officeooo:rsid="004136e5"/>
    </style:style>
    <style:style style:name="T63" style:family="text">
      <style:text-properties officeooo:rsid="00432da9"/>
    </style:style>
    <style:style style:name="T64" style:family="text">
      <style:text-properties officeooo:rsid="0043f648"/>
    </style:style>
    <style:style style:name="T65" style:family="text">
      <style:text-properties officeooo:rsid="0045abf1"/>
    </style:style>
    <style:style style:name="T66" style:family="text">
      <style:text-properties officeooo:rsid="0046ef34"/>
    </style:style>
    <style:style style:name="T67" style:family="text">
      <style:text-properties officeooo:rsid="0047fd88"/>
    </style:style>
    <style:style style:name="T68" style:family="text">
      <style:text-properties officeooo:rsid="0049891f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Number</text:p>
          </table:table-cell>
          <table:table-cell table:style-name="Table2.A1" office:value-type="string">
            <text:p text:style-name="P7">Person</text:p>
          </table:table-cell>
          <table:table-cell table:style-name="Table2.A1" office:value-type="string">
            <text:p text:style-name="P7">Subject</text:p>
          </table:table-cell>
          <table:table-cell table:style-name="Table2.D1" office:value-type="string">
            <text:p text:style-name="P7">English</text:p>
          </table:table-cell>
        </table:table-row>
        <table:table-row>
          <table:table-cell table:style-name="Table2.A2" office:value-type="string">
            <text:p text:style-name="P8">Singular</text:p>
          </table:table-cell>
          <table:table-cell table:style-name="Table2.A2" office:value-type="string">
            <text:p text:style-name="P8">1st</text:p>
          </table:table-cell>
          <table:table-cell table:style-name="Table2.A2" office:value-type="string">
            <text:p text:style-name="P17">(none)</text:p>
          </table:table-cell>
          <table:table-cell table:style-name="Table2.D2" office:value-type="string">
            <text:p text:style-name="P9">I<text:span text:style-name="T1">, me</text:span>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8">2nd</text:p>
          </table:table-cell>
          <table:table-cell table:style-name="Table2.A2" office:value-type="string">
            <text:p text:style-name="P1"><text:span text:style-name="T2">t</text:span>on</text:p>
          </table:table-cell>
          <table:table-cell table:style-name="Table2.D2" office:value-type="string">
            <text:p text:style-name="P9">you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8">3rd</text:p>
          </table:table-cell>
          <table:table-cell table:style-name="Table2.A2" office:value-type="string">
            <text:p text:style-name="P1">son<text:span text:style-name="T3">u</text:span></text:p>
          </table:table-cell>
          <table:table-cell table:style-name="Table2.D2" office:value-type="string">
            <text:p text:style-name="P11">he, she, it<text:span text:style-name="T4">, this</text:span>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2">3rd</text:p>
          </table:table-cell>
          <table:table-cell table:style-name="Table2.A2" office:value-type="string">
            <text:p text:style-name="P2">sonA</text:p>
          </table:table-cell>
          <table:table-cell table:style-name="Table2.D2" office:value-type="string">
            <text:p text:style-name="P12">that</text:p>
          </table:table-cell>
        </table:table-row>
        <table:table-row>
          <table:table-cell table:style-name="Table2.A2" office:value-type="string">
            <text:p text:style-name="P8">Plural</text:p>
          </table:table-cell>
          <table:table-cell table:style-name="Table2.A2" office:value-type="string">
            <text:p text:style-name="P8">1st</text:p>
          </table:table-cell>
          <table:table-cell table:style-name="Table2.A2" office:value-type="string">
            <text:p text:style-name="P3">suu</text:p>
          </table:table-cell>
          <table:table-cell table:style-name="Table2.D2" office:value-type="string">
            <text:p text:style-name="P9">we<text:span text:style-name="T1">, us</text:span>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8">2nd</text:p>
          </table:table-cell>
          <table:table-cell table:style-name="Table2.A2" office:value-type="string">
            <text:p text:style-name="P4">tan</text:p>
          </table:table-cell>
          <table:table-cell table:style-name="Table2.D2" office:value-type="string">
            <text:p text:style-name="P13">you <text:span text:style-name="T5">all</text:span>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8">3rd</text:p>
          </table:table-cell>
          <table:table-cell table:style-name="Table2.A2" office:value-type="string">
            <text:p text:style-name="P5">suunu</text:p>
          </table:table-cell>
          <table:table-cell table:style-name="Table2.D2" office:value-type="string">
            <text:p text:style-name="P14">they<text:span text:style-name="T6">, these</text:span>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5">3rd</text:p>
          </table:table-cell>
          <table:table-cell table:style-name="Table2.A2" office:value-type="string">
            <text:p text:style-name="P6">suunA</text:p>
          </table:table-cell>
          <table:table-cell table:style-name="Table2.D2" office:value-type="string">
            <text:p text:style-name="P16">those</text:p>
          </table:table-cell>
        </table:table-row>
      </table:table>
      <text:p text:style-name="Standard"/>
      <text:h text:style-name="P18" text:outline-level="3"><text:bookmark text:name="Nouns"/>Nouns</text:h>
      <text:list xml:id="list1030754880737506051" text:style-name="L1">
        <text:list-item>
          <text:p text:style-name="P24">time <text:span text:style-name="T52">+</text:span></text:p>
        </text:list-item>
        <text:list-item>
          <text:p text:style-name="P24">person <text:span text:style-name="T7">+</text:span></text:p>
        </text:list-item>
        <text:list-item>
          <text:p text:style-name="P24">year <text:span text:style-name="T53">+</text:span></text:p>
        </text:list-item>
        <text:list-item>
          <text:p text:style-name="P24">way <text:span text:style-name="T67">+</text:span></text:p>
        </text:list-item>
        <text:list-item>
          <text:p text:style-name="P24">day <text:span text:style-name="T46">+</text:span></text:p>
        </text:list-item>
        <text:list-item>
          <text:p text:style-name="P24">thing <text:span text:style-name="T7">+</text:span></text:p>
        </text:list-item>
        <text:list-item>
          <text:p text:style-name="P24">man <text:span text:style-name="T56">-</text:span></text:p>
        </text:list-item>
        <text:list-item>
          <text:p text:style-name="P24">world </text:p>
        </text:list-item>
        <text:list-item>
          <text:p text:style-name="P24">life <text:span text:style-name="T8">+</text:span></text:p>
        </text:list-item>
        <text:list-item>
          <text:p text:style-name="P24">hand <text:span text:style-name="T68">+</text:span></text:p>
        </text:list-item>
        <text:list-item>
          <text:p text:style-name="P24">part <text:span text:style-name="T62">+</text:span></text:p>
        </text:list-item>
        <text:list-item>
          <text:p text:style-name="P24">child <text:span text:style-name="T53">+</text:span></text:p>
        </text:list-item>
        <text:list-item>
          <text:p text:style-name="P24">eye <text:span text:style-name="T55">+</text:span></text:p>
        </text:list-item>
        <text:list-item>
          <text:p text:style-name="P24">woman <text:span text:style-name="T56">-</text:span></text:p>
        </text:list-item>
        <text:list-item>
          <text:p text:style-name="P24">place <text:span text:style-name="T56">+</text:span></text:p>
        </text:list-item>
        <text:list-item>
          <text:p text:style-name="P24">work <text:span text:style-name="T8">+</text:span></text:p>
        </text:list-item>
        <text:list-item>
          <text:p text:style-name="P24">week <text:span text:style-name="T57">+</text:span></text:p>
        </text:list-item>
        <text:list-item>
          <text:p text:style-name="P24">case <text:span text:style-name="T58">+</text:span></text:p>
        </text:list-item>
        <text:list-item>
          <text:p text:style-name="P24">point <text:span text:style-name="T59">+</text:span></text:p>
        </text:list-item>
        <text:list-item>
          <text:p text:style-name="P24">government <text:span text:style-name="T54">+</text:span></text:p>
        </text:list-item>
        <text:list-item>
          <text:p text:style-name="P24">company <text:span text:style-name="T62">-</text:span></text:p>
        </text:list-item>
        <text:list-item>
          <text:p text:style-name="P24">number </text:p>
        </text:list-item>
        <text:list-item>
          <text:p text:style-name="P24"><text:soft-page-break/>group <text:span text:style-name="T60">+</text:span></text:p>
        </text:list-item>
        <text:list-item>
          <text:p text:style-name="P24">problem <text:span text:style-name="T45">+</text:span></text:p>
        </text:list-item>
        <text:list-item>
          <text:p text:style-name="P19">fact <text:span text:style-name="T63">+</text:span></text:p>
        </text:list-item>
      </text:list>
      <text:h text:style-name="P18" text:outline-level="3"><text:bookmark text:name="Verbs"/>Verbs</text:h>
      <text:list xml:id="list2364674451067362223" text:style-name="L2">
        <text:list-item>
          <text:p text:style-name="P25">be <text:span text:style-name="T18">0|- NO ONE'S LAND -|0</text:span></text:p>
        </text:list-item>
        <text:list-item>
          <text:p text:style-name="P25">have <text:span text:style-name="T17">+</text:span></text:p>
        </text:list-item>
        <text:list-item>
          <text:p text:style-name="P25">do <text:span text:style-name="T7">+</text:span></text:p>
        </text:list-item>
        <text:list-item>
          <text:p text:style-name="P25">say <text:span text:style-name="T19">+</text:span></text:p>
        </text:list-item>
        <text:list-item>
          <text:p text:style-name="P25">get <text:span text:style-name="T47">+</text:span></text:p>
        </text:list-item>
        <text:list-item>
          <text:p text:style-name="P25">make <text:span text:style-name="T7">+</text:span></text:p>
        </text:list-item>
        <text:list-item>
          <text:p text:style-name="P25">go <text:span text:style-name="T44">+</text:span></text:p>
        </text:list-item>
        <text:list-item>
          <text:p text:style-name="P25">know <text:span text:style-name="T21">+</text:span></text:p>
        </text:list-item>
        <text:list-item>
          <text:p text:style-name="P25">take <text:span text:style-name="T8">+</text:span></text:p>
        </text:list-item>
        <text:list-item>
          <text:p text:style-name="P25">see <text:span text:style-name="T43">+</text:span></text:p>
        </text:list-item>
        <text:list-item>
          <text:p text:style-name="P25">come <text:span text:style-name="T19">+</text:span></text:p>
        </text:list-item>
        <text:list-item>
          <text:p text:style-name="P25">think <text:span text:style-name="T65">+</text:span></text:p>
        </text:list-item>
        <text:list-item>
          <text:p text:style-name="P25">look <text:span text:style-name="T20">+</text:span></text:p>
        </text:list-item>
        <text:list-item>
          <text:p text:style-name="P25">want <text:span text:style-name="T34">+</text:span></text:p>
        </text:list-item>
        <text:list-item>
          <text:p text:style-name="P25">give<text:span text:style-name="T9"> +</text:span> </text:p>
        </text:list-item>
        <text:list-item>
          <text:p text:style-name="P25">use <text:span text:style-name="T9">+</text:span></text:p>
        </text:list-item>
        <text:list-item>
          <text:p text:style-name="P25">find <text:span text:style-name="T35">+</text:span></text:p>
        </text:list-item>
        <text:list-item>
          <text:p text:style-name="P25">tell <text:span text:style-name="T10">+</text:span></text:p>
        </text:list-item>
        <text:list-item>
          <text:p text:style-name="P25">ask <text:span text:style-name="T64">+</text:span></text:p>
        </text:list-item>
        <text:list-item>
          <text:p text:style-name="P25">work <text:span text:style-name="T35">+</text:span></text:p>
        </text:list-item>
        <text:list-item>
          <text:p text:style-name="P25">seem <text:span text:style-name="T11">+</text:span></text:p>
        </text:list-item>
        <text:list-item>
          <text:p text:style-name="P25">feel <text:span text:style-name="T12">+</text:span></text:p>
        </text:list-item>
        <text:list-item>
          <text:p text:style-name="P25">try <text:span text:style-name="T36">+</text:span></text:p>
        </text:list-item>
        <text:list-item>
          <text:p text:style-name="P25">leave <text:span text:style-name="T37">+</text:span></text:p>
        </text:list-item>
        <text:list-item>
          <text:p text:style-name="P20">call </text:p>
        </text:list-item>
      </text:list>
      <text:h text:style-name="P18" text:outline-level="3"><text:bookmark text:name="Adjectives"/>Adjectives</text:h>
      <text:list xml:id="list1310603875894848062" text:style-name="L3">
        <text:list-item>
          <text:p text:style-name="P26">good <text:span text:style-name="T27">+</text:span></text:p>
        </text:list-item>
        <text:list-item>
          <text:p text:style-name="P26">new <text:span text:style-name="T50">+</text:span></text:p>
        </text:list-item>
        <text:list-item>
          <text:p text:style-name="P26">first <text:span text:style-name="T27">+</text:span></text:p>
        </text:list-item>
        <text:list-item>
          <text:p text:style-name="P26">last <text:span text:style-name="T51">+</text:span></text:p>
        </text:list-item>
        <text:list-item>
          <text:p text:style-name="P26">long </text:p>
        </text:list-item>
        <text:list-item>
          <text:p text:style-name="P26"><text:soft-page-break/>great <text:span text:style-name="T32">- NO WORD -</text:span></text:p>
        </text:list-item>
        <text:list-item>
          <text:p text:style-name="P26">little <text:span text:style-name="T32">+</text:span></text:p>
        </text:list-item>
        <text:list-item>
          <text:p text:style-name="P26">own <text:span text:style-name="T12">+</text:span></text:p>
        </text:list-item>
        <text:list-item>
          <text:p text:style-name="P26">other </text:p>
        </text:list-item>
        <text:list-item>
          <text:p text:style-name="P26"><text:span text:style-name="T13"><text:s/></text:span>old <text:span text:style-name="T13">+</text:span></text:p>
        </text:list-item>
        <text:list-item>
          <text:p text:style-name="P26">right <text:span text:style-name="T27">+</text:span></text:p>
        </text:list-item>
        <text:list-item>
          <text:p text:style-name="P26">big <text:span text:style-name="T30">+</text:span></text:p>
        </text:list-item>
        <text:list-item>
          <text:p text:style-name="P26">high <text:span text:style-name="T13">+</text:span></text:p>
        </text:list-item>
        <text:list-item>
          <text:p text:style-name="P26">different <text:span text:style-name="T33">+</text:span></text:p>
        </text:list-item>
        <text:list-item>
          <text:p text:style-name="P26">small <text:span text:style-name="T31">+</text:span></text:p>
        </text:list-item>
        <text:list-item>
          <text:p text:style-name="P26">large <text:span text:style-name="T32">+</text:span></text:p>
        </text:list-item>
        <text:list-item>
          <text:p text:style-name="P26">next <text:span text:style-name="T14">+</text:span></text:p>
        </text:list-item>
        <text:list-item>
          <text:p text:style-name="P26">early <text:span text:style-name="T15">+</text:span></text:p>
        </text:list-item>
        <text:list-item>
          <text:p text:style-name="P26">young <text:span text:style-name="T28">+</text:span></text:p>
        </text:list-item>
        <text:list-item>
          <text:p text:style-name="P26">important <text:span text:style-name="T43">+</text:span></text:p>
        </text:list-item>
        <text:list-item>
          <text:p text:style-name="P26">few <text:span text:style-name="T28">+</text:span></text:p>
        </text:list-item>
        <text:list-item>
          <text:p text:style-name="P26">public <text:span text:style-name="T29">+</text:span></text:p>
        </text:list-item>
        <text:list-item>
          <text:p text:style-name="P26">bad <text:span text:style-name="T13">+</text:span></text:p>
        </text:list-item>
        <text:list-item>
          <text:p text:style-name="P26">same <text:span text:style-name="T42">+</text:span></text:p>
        </text:list-item>
        <text:list-item>
          <text:p text:style-name="P21">able <text:span text:style-name="T15">+</text:span></text:p>
        </text:list-item>
      </text:list>
      <text:h text:style-name="P18" text:outline-level="3"><text:bookmark text:name="Prepositions"/>Prepositions</text:h>
      <text:list xml:id="list5482254510450128755" text:style-name="L4">
        <text:list-item>
          <text:p text:style-name="P27">to <text:span text:style-name="T15">+</text:span></text:p>
        </text:list-item>
        <text:list-item>
          <text:p text:style-name="P27">of <text:span text:style-name="T15">+</text:span></text:p>
        </text:list-item>
        <text:list-item>
          <text:p text:style-name="P27">in <text:span text:style-name="T17">+</text:span></text:p>
        </text:list-item>
        <text:list-item>
          <text:p text:style-name="P27">for <text:span text:style-name="T16">+</text:span></text:p>
        </text:list-item>
        <text:list-item>
          <text:p text:style-name="P27">on <text:span text:style-name="T41">+</text:span></text:p>
        </text:list-item>
        <text:list-item>
          <text:p text:style-name="P27">with <text:span text:style-name="T17">+</text:span></text:p>
        </text:list-item>
        <text:list-item>
          <text:p text:style-name="P27">at <text:span text:style-name="T17">+</text:span></text:p>
        </text:list-item>
        <text:list-item>
          <text:p text:style-name="P27">by <text:span text:style-name="T15">+</text:span></text:p>
        </text:list-item>
        <text:list-item>
          <text:p text:style-name="P27">from <text:span text:style-name="T38">+</text:span></text:p>
        </text:list-item>
        <text:list-item>
          <text:p text:style-name="P27">up </text:p>
        </text:list-item>
        <text:list-item>
          <text:p text:style-name="P27">about <text:span text:style-name="T39">+</text:span></text:p>
        </text:list-item>
        <text:list-item>
          <text:p text:style-name="P27">into <text:span text:style-name="T39">-</text:span></text:p>
        </text:list-item>
        <text:list-item>
          <text:p text:style-name="P27">over <text:span text:style-name="T40">+</text:span></text:p>
        </text:list-item>
        <text:list-item>
          <text:p text:style-name="P27">after <text:span text:style-name="T49">+</text:span></text:p>
        </text:list-item>
        <text:list-item>
          <text:p text:style-name="P27">beneath <text:span text:style-name="T40">-</text:span></text:p>
        </text:list-item>
        <text:list-item>
          <text:p text:style-name="P27"><text:soft-page-break/>under <text:span text:style-name="T40">+</text:span></text:p>
        </text:list-item>
        <text:list-item>
          <text:p text:style-name="P22">above <text:span text:style-name="T66">+</text:span></text:p>
        </text:list-item>
      </text:list>
      <text:h text:style-name="P18" text:outline-level="3"><text:bookmark text:name="Others"/>Others</text:h>
      <text:list xml:id="list4012732601924991963" text:style-name="L5">
        <text:list-item>
          <text:p text:style-name="P28">the <text:span text:style-name="T22">+</text:span></text:p>
        </text:list-item>
        <text:list-item>
          <text:p text:style-name="P28">and<text:span text:style-name="T22"> +</text:span> </text:p>
        </text:list-item>
        <text:list-item>
          <text:p text:style-name="P28">a <text:span text:style-name="T22">+</text:span></text:p>
        </text:list-item>
        <text:list-item>
          <text:p text:style-name="P28">that<text:span text:style-name="T22"> +</text:span> </text:p>
        </text:list-item>
        <text:list-item>
          <text:p text:style-name="P28">I <text:span text:style-name="T22">+ (need me as direct object)</text:span></text:p>
        </text:list-item>
        <text:list-item>
          <text:p text:style-name="P28">it <text:span text:style-name="T23">+</text:span></text:p>
        </text:list-item>
        <text:list-item>
          <text:p text:style-name="P28">not <text:span text:style-name="T23">+</text:span></text:p>
        </text:list-item>
        <text:list-item>
          <text:p text:style-name="P28">he <text:span text:style-name="T23">+</text:span></text:p>
        </text:list-item>
        <text:list-item>
          <text:p text:style-name="P28">as <text:span text:style-name="T23">+</text:span></text:p>
        </text:list-item>
        <text:list-item>
          <text:p text:style-name="P28">you <text:span text:style-name="T24">+</text:span></text:p>
        </text:list-item>
        <text:list-item>
          <text:p text:style-name="P28">this <text:span text:style-name="T24">+</text:span></text:p>
        </text:list-item>
        <text:list-item>
          <text:p text:style-name="P28">but <text:span text:style-name="T25">+</text:span></text:p>
        </text:list-item>
        <text:list-item>
          <text:p text:style-name="P28">his <text:span text:style-name="T26">+</text:span></text:p>
        </text:list-item>
        <text:list-item>
          <text:p text:style-name="P28">they<text:span text:style-name="T26"> +</text:span> </text:p>
        </text:list-item>
        <text:list-item>
          <text:p text:style-name="P28">her <text:span text:style-name="T26">+</text:span></text:p>
        </text:list-item>
        <text:list-item>
          <text:p text:style-name="P28">she <text:span text:style-name="T26">+</text:span></text:p>
        </text:list-item>
        <text:list-item>
          <text:p text:style-name="P28">or <text:span text:style-name="T26">+</text:span></text:p>
        </text:list-item>
        <text:list-item>
          <text:p text:style-name="P28">an <text:span text:style-name="T26">+</text:span></text:p>
        </text:list-item>
        <text:list-item>
          <text:p text:style-name="P28">will <text:span text:style-name="T48">+</text:span></text:p>
        </text:list-item>
        <text:list-item>
          <text:p text:style-name="P28">my <text:span text:style-name="T26">+</text:span></text:p>
        </text:list-item>
        <text:list-item>
          <text:p text:style-name="P28">one <text:span text:style-name="T26">+</text:span></text:p>
        </text:list-item>
        <text:list-item>
          <text:p text:style-name="P28">all </text:p>
        </text:list-item>
        <text:list-item>
          <text:p text:style-name="P28">would <text:span text:style-name="T48">+</text:span></text:p>
        </text:list-item>
        <text:list-item>
          <text:p text:style-name="P28">there<text:span text:style-name="T26"> +</text:span> </text:p>
        </text:list-item>
        <text:list-item>
          <text:p text:style-name="P23">their <text:span text:style-name="T26">+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eXsE" svg:font-family="eXsE" style:font-pitch="variable"/>
    <style:font-face style:name="essiah" svg:font-family="essiah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sic_20_ecssi" style:display-name="basic ecssi" style:family="paragraph" style:parent-style-name="Standard">
      <style:text-properties style:font-name="eXsE" fo:font-family="eXsE" style:font-pitch="variable" fo:font-size="22pt" officeooo:rsid="002d842b" style:font-size-asian="19.25pt" style:font-size-complex="2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Nimbus Roman No9 L" fo:font-family="'Nimbus Roman No9 L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Nimbus Roman No9 L" fo:font-family="'Nimbus Roman No9 L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9:59:34.990580240</meta:creation-date>
    <dc:date>2016-06-16T15:39:41.069918680</dc:date>
    <meta:editing-duration>PT1H31M1S</meta:editing-duration>
    <meta:editing-cycles>63</meta:editing-cycles>
    <meta:generator>LibreOffice/5.1.3.2$Linux_x86 LibreOffice_project/10m0$Build-2</meta:generator>
    <meta:document-statistic meta:table-count="1" meta:image-count="0" meta:object-count="0" meta:page-count="4" meta:paragraph-count="152" meta:word-count="398" meta:character-count="1249" meta:non-whitespace-character-count="1107"/>
  </office:meta>
</office:document-meta>
</file>